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63398784" text:id="ct63398784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63399168" text:id="ct6339916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63399472" text:id="ct6339947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63640176" text:id="ct6364017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56790688" text:id="ct5679068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63782016" text:id="ct63782016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63811872" text:id="ct63811872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63817040" text:id="ct6381704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3871888" text:id="ct63871888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63816784" text:id="ct6381678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63818608" text:id="ct638186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3730496" text:id="ct6373049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63865984" text:id="ct6386598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63920752" text:id="ct6392075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3949568" text:id="ct6394956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63820832" text:id="ct6382083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3939680" text:id="ct6393968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63959600" text:id="ct6395960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63891920" text:id="ct63891920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63818384" text:id="ct6381838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63892416" text:id="ct63892416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63398784"/>self.displayValue(self.listProposingGroups(),self.getProposingGroup())<text:change-end text:change-id="ct63398784"/></text:p>
          <text:p text:style-name="P3"><text:line-break/>Correspondant :<text:line-break/><text:change-start text:change-id="ct63399168"/>self.portal_membership.getMemberInfo(self.Creator())['fullname']<text:change-end text:change-id="ct63399168"/></text:p>
          <text:p text:style-name="P3"><text:line-break/>Références : <text:change-start text:change-id="ct63399472"/>self.getItemReference()<text:change-end text:change-id="ct63399472"/></text:p>
        </draw:text-box>
      </draw:frame>
      <text:p text:style-name="Standard2">Du registre aux délibérations du <text:change-start text:change-id="ct63640176"/>self.portal_plonemeeting.getMeetingConfig(self).Title()<text:change-end text:change-id="ct63640176"/> a été extrait ce qui suit :<text:line-break/></text:p>
      <text:p text:style-name="P4">Séance du <text:change-start text:change-id="ct56790688"/>self.getMeeting().Title()<text:change-end text:change-id="ct56790688"/></text:p>
      <text:p text:style-name="Standard2"><text:line-break/><text:span text:style-name="T1">Etaient présents :</text:span></text:p>
      <text:p text:style-name="P8"><office:annotation><dc:date>2009-09-29T00:00:00</dc:date><text:p>do text</text:p><text:p>from xhtml(self.getStrikedItemAssembly(groupByDuty=True))</text:p></office:annotation>Assemblée</text:p>
      <text:p text:style-name="P7"><text:span text:style-name="T1">Objet n° </text:span><text:change-start text:change-id="ct63782016"/><text:span text:style-name="T3">self</text:span><text:span text:style-name="T1">.getItemNumber(relativeTo='meeting', </text:span><text:span text:style-name="T2">for_display=True</text:span><text:span text:style-name="T1">)</text:span><text:change-end text:change-id="ct63782016"/><text:span text:style-name="T1"> : </text:span><text:change-start text:change-id="ct63811872"/><text:span text:style-name="T1">self.</text:span>Title()<text:change-end text:change-id="ct63811872"/></text:p>
      <text:p text:style-name="Standard2"/>
      <text:p text:style-name="Standard"><office:annotation><dc:date>2009-09-29T00:00:00</dc:date><text:p><text:span text:style-name="T6">do text</text:span></text:p><text:p text:style-name="P11"><text:span text:style-name="T6">from xhtml(view.printXhtml(self, (self.getMotivation(), '&lt;p&gt;&lt;strong&gt;DECIDE:&lt;/strong&gt;&lt;/p&gt;', self.getDecision()), keepWithNext=True))</text:span>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1"><text:span text:style-name="T5">do text if self.getItemSignatures()</text:span></text:p></office:annotation><text:change-start text:change-id="ct63817040"/>self.getItemSignatures().split('\n')[0]<text:change-end text:change-id="ct63817040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63871888"/>self.getItemSignatories(theObjects=True)[1].getGender()=='m' and 'Le' or 'La'<text:change-end text:change-id="ct63871888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63816784"/>self.getItemSignatories(theObjects=True)[1].getDuty()<text:change-end text:change-id="ct63816784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1"><text:span text:style-name="T4">do text if self.getItemSignatures()</text:span></text:p></office:annotation><text:change-start text:change-id="ct63818608"/>self.getItemSignatures().split('\n')[2]<text:change-end text:change-id="ct63818608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63730496"/>self.getItemSignatories(theObjects=True)[0].getGender()=='m' and 'Le' or 'La'<text:change-end text:change-id="ct63730496"/> <office:annotation><dc:creator>Gauthier Bastien</dc:creator><dc:date>2013-01-17T15:13:33</dc:date><text:p text:style-name="P11"><text:span text:style-name="T4">do text if not self.getItemSignatures()</text:span></text:p></office:annotation><text:change-start text:change-id="ct63865984"/>self.getItemSignatories(theObjects=True)[0].getDuty()<text:change-end text:change-id="ct6386598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1"><text:span text:style-name="T5">do text if self.getItemSignatures()</text:span></text:p></office:annotation><text:change-start text:change-id="ct63920752"/>self.getItemSignatures().split('\n')[1]<text:change-end text:change-id="ct63920752"/></text:p>
            <text:p text:style-name="P5"><office:annotation><dc:creator>Gauthier Bastien</dc:creator><dc:date>2013-01-17T15:13:33</dc:date><text:p text:style-name="P11"><text:span text:style-name="T4">do text if not self.getItemSignatures()</text:span></text:p></office:annotation><text:change-start text:change-id="ct63949568"/>self.getItemSignatories(theObjects=True)[1].Title()<text:change-end text:change-id="ct63949568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1"><text:span text:style-name="T5">do text if self.getItemSignatures()</text:span></text:p></office:annotation><text:change-start text:change-id="ct63820832"/>self.getItemSignatures().split('\n')[3]<text:change-end text:change-id="ct63820832"/></text:p>
            <text:p text:style-name="P6"><office:annotation><dc:creator>Gauthier Bastien</dc:creator><dc:date>2013-01-17T15:13:33</dc:date><text:p text:style-name="P11"><text:span text:style-name="T4">do text if not self.getItemSignatures()</text:span></text:p></office:annotation><text:change-start text:change-id="ct63939680"/>self.getItemSignatories(theObjects=True)[0].Title()<text:change-end text:change-id="ct63939680"/></text:p>
          </table:table-cell>
        </table:table-row>
        <table:table-row>
          <table:table-cell table:style-name="Tableau2.A1" table:number-columns-spanned="2" office:value-type="string">
            <text:p text:style-name="P10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63959600"/>self.adapted().getCertifiedSignatures()[0]<text:change-end text:change-id="ct63959600"/></text:p>
          </table:table-cell>
          <table:table-cell table:style-name="Tableau2.A1" office:value-type="string">
            <text:p text:style-name="P6"><text:change-start text:change-id="ct63891920"/>self.adapted().getCertifiedSignatures()[2]<text:change-end text:change-id="ct63891920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63818384"/>self.adapted().getCertifiedSignatures()[1]<text:change-end text:change-id="ct63818384"/></text:p>
          </table:table-cell>
          <table:table-cell table:style-name="Tableau2.A1" office:value-type="string">
            <text:p text:style-name="P6"><text:change-start text:change-id="ct63892416"/>self.adapted().getCertifiedSignatures()[3]<text:change-end text:change-id="ct63892416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2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1-19T08:51:35</meta:creation-date>
    <dc:language>fr-FR</dc:language>
    <meta:editing-cycles>19</meta:editing-cycles>
    <meta:editing-duration>PT10M55S</meta:editing-duration>
    <meta:initial-creator>Gauthier Bastien</meta:initial-creator>
    <dc:date>2016-04-13T11:00:04.392193561</dc:date>
    <meta:document-statistic meta:table-count="1" meta:image-count="0" meta:object-count="0" meta:page-count="1" meta:paragraph-count="25" meta:word-count="81" meta:character-count="1296" meta:non-whitespace-character-count="1233"/>
    <meta:user-defined meta:name="Info 1"/>
    <meta:user-defined meta:name="Info 2"/>
    <meta:user-defined meta:name="Info 3"/>
    <meta:user-defined meta:name="Info 4"/>
  </office:meta>
</office:document-meta>
</file>